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fa51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Heading_20_2">
      <style:text-properties style:font-name="Courier New1" fo:font-size="11pt" officeooo:rsid="00260505" officeooo:paragraph-rsid="00201443" style:font-size-asian="11pt" style:font-size-complex="11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39a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00349399" text:style-name="Outline">
        <text:list-item>
          <text:h text:style-name="P5" text:outline-level="1">NestedScrollView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8-10</text:span>-2018</text:p>
      <text:p text:style-name="Standard"/>
      <text:p text:style-name="P1">Programa:</text:p>
      <text:p text:style-name="P1"/>
      <text:p text:style-name="P2">Fuente:<text:tab/><text:a xlink:type="simple" xlink:href="https://steemit.com/utopian-io/@tensor/using-tab-and-scroll-controllers-and-the-nested-scroll-view-in-dart-s-flutter-framework" text:style-name="Internet_20_link" text:visited-style-name="Visited_20_Internet_20_Link"><text:span text:style-name="T4">nested scroll</text:span></text:a></text:p>
      <text:p text:style-name="P2"><text:span text:style-name="T4"><text:tab/><text:tab/></text:span><text:a xlink:type="simple" xlink:href="https://gist.github.com/collinjackson/2bc6697d31e6b94ada330ef5e818a36f" text:style-name="Internet_20_link" text:visited-style-name="Visited_20_Internet_20_Link"><text:span text:style-name="T4">collin</text:span></text:a><text:span text:style-name="T4"><text:tab/></text:span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ax</text:p>
      <text:p text:style-name="P1">max82574971@gmail.com</text:p>
      <text:p text:style-name="P3"/>
      <text:list xml:id="list193856286703203" text:continue-numbering="true" text:style-name="Outline">
        <text:list-item>
          <text:list>
            <text:list-item>
              <text:h text:style-name="P6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8-10-18T19:50:06.573000000</meta:creation-date>
    <meta:editing-duration>PT3H4M31S</meta:editing-duration>
    <meta:generator>LibreOffice/6.1.0.3$Windows_X86_64 LibreOffice_project/efb621ed25068d70781dc026f7e9c5187a4decd1</meta:generator>
    <dc:date>2018-10-27T15:41:49.609000000</dc:date>
    <meta:document-statistic meta:table-count="0" meta:image-count="0" meta:object-count="0" meta:page-count="3" meta:paragraph-count="11" meta:word-count="19" meta:character-count="161" meta:non-whitespace-character-count="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